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4feb61" officeooo:paragraph-rsid="0074bc1b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uk" fo:country="UA" fo:font-weight="normal" officeooo:rsid="005b3893" officeooo:paragraph-rsid="002e98dd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language="uk" fo:country="UA" fo:font-weight="bold" officeooo:rsid="005b3893" officeooo:paragraph-rsid="005b3893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language="uk" fo:country="UA" fo:font-weight="bold" officeooo:rsid="0008a721" officeooo:paragraph-rsid="000862d4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language="uk" fo:country="UA" fo:font-weight="bold" officeooo:rsid="00ae02f3" officeooo:paragraph-rsid="00ae02f3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language="uk" fo:country="UA" fo:font-weight="bold" officeooo:rsid="00217390" officeooo:paragraph-rsid="001f2c90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weight="normal" officeooo:rsid="004feb61" officeooo:paragraph-rsid="0074bc1b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4feb61" officeooo:paragraph-rsid="007b2f77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4feb61" officeooo:paragraph-rsid="009f985c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4feb61" officeooo:paragraph-rsid="00b0d6da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4feb61" officeooo:paragraph-rsid="00ae787f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4feb61" officeooo:paragraph-rsid="00b0ded1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4feb61" officeooo:paragraph-rsid="00b2438a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4feb61" officeooo:paragraph-rsid="00b4f663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4feb61" officeooo:paragraph-rsid="00b84329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0862d4" officeooo:paragraph-rsid="00ba5f8d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6418e6" officeooo:paragraph-rsid="00942907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6418e6" officeooo:paragraph-rsid="005d8b49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6418e6" officeooo:paragraph-rsid="0097ca4f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6418e6" officeooo:paragraph-rsid="00ab81a0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7970a3" officeooo:paragraph-rsid="007970a3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942907" officeooo:paragraph-rsid="00942907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942907" officeooo:paragraph-rsid="00ba5f8d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6418e6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917e92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language="en" fo:country="US" fo:font-weight="normal" officeooo:rsid="00709e6b" officeooo:paragraph-rsid="00709e6b" style:font-weight-asian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fo:language="en" fo:country="US" fo:font-weight="normal" officeooo:rsid="00806c3f" officeooo:paragraph-rsid="005b3893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language="en" fo:country="US" fo:font-weight="normal" officeooo:rsid="00963391" officeooo:paragraph-rsid="00963391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language="en" fo:country="US" fo:font-weight="normal" officeooo:rsid="008ef7bc" officeooo:paragraph-rsid="007b8ad7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99fd6f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8ef7bc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language="en" fo:country="US" fo:font-weight="normal" officeooo:rsid="007cc60e" officeooo:paragraph-rsid="0099fd6f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language="en" fo:country="US" fo:font-weight="normal" officeooo:rsid="00ba5f8d" officeooo:paragraph-rsid="00ba5f8d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weight="normal" officeooo:rsid="004feb61" officeooo:paragraph-rsid="00c4a7c3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weight="normal" officeooo:rsid="004feb61" officeooo:paragraph-rsid="00b0ded1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422727" style:font-weight-asian="normal" style:font-weight-complex="normal"/>
    </style:style>
    <style:style style:name="T34" style:family="text">
      <style:text-properties fo:language="en" fo:country="US" fo:font-weight="normal" officeooo:rsid="0043bd76" style:font-weight-asian="normal" style:font-weight-complex="normal"/>
    </style:style>
    <style:style style:name="T35" style:family="text">
      <style:text-properties fo:language="en" fo:country="US" fo:font-weight="normal" officeooo:rsid="0044c3c1" style:font-weight-asian="normal" style:font-weight-complex="normal"/>
    </style:style>
    <style:style style:name="T36" style:family="text">
      <style:text-properties fo:language="en" fo:country="US" fo:font-weight="normal" officeooo:rsid="004c827e" style:font-weight-asian="normal" style:font-weight-complex="normal"/>
    </style:style>
    <style:style style:name="T37" style:family="text">
      <style:text-properties fo:language="en" fo:country="US" fo:font-weight="normal" officeooo:rsid="004d5606" style:font-weight-asian="normal" style:font-weight-complex="normal"/>
    </style:style>
    <style:style style:name="T38" style:family="text">
      <style:text-properties fo:language="en" fo:country="US" fo:font-weight="normal" officeooo:rsid="004dc07c" style:font-weight-asian="normal" style:font-weight-complex="normal"/>
    </style:style>
    <style:style style:name="T39" style:family="text">
      <style:text-properties fo:language="en" fo:country="US" fo:font-weight="normal" officeooo:rsid="004dc293" style:font-weight-asian="normal" style:font-weight-complex="normal"/>
    </style:style>
    <style:style style:name="T40" style:family="text">
      <style:text-properties fo:language="en" fo:country="US" officeooo:rsid="0054e839"/>
    </style:style>
    <style:style style:name="T41" style:family="text">
      <style:text-properties fo:language="en" fo:country="US" officeooo:rsid="0057601f"/>
    </style:style>
    <style:style style:name="T42" style:family="text">
      <style:text-properties fo:language="en" fo:country="US" officeooo:rsid="0059550e"/>
    </style:style>
    <style:style style:name="T43" style:family="text">
      <style:text-properties fo:language="en" fo:country="US" officeooo:rsid="005a6491"/>
    </style:style>
    <style:style style:name="T44" style:family="text">
      <style:text-properties fo:language="en" fo:country="US" officeooo:rsid="003ff27e"/>
    </style:style>
    <style:style style:name="T45" style:family="text">
      <style:text-properties fo:language="en" fo:country="US" officeooo:rsid="005ae28f"/>
    </style:style>
    <style:style style:name="T46" style:family="text">
      <style:text-properties fo:language="en" fo:country="US" officeooo:rsid="005b3893"/>
    </style:style>
    <style:style style:name="T47" style:family="text">
      <style:text-properties fo:language="en" fo:country="US" officeooo:rsid="005d8b49"/>
    </style:style>
    <style:style style:name="T48" style:family="text">
      <style:text-properties fo:language="en" fo:country="US" officeooo:rsid="00626fc9"/>
    </style:style>
    <style:style style:name="T49" style:family="text">
      <style:text-properties fo:language="en" fo:country="US" officeooo:rsid="006c1847"/>
    </style:style>
    <style:style style:name="T50" style:family="text">
      <style:text-properties fo:language="en" fo:country="US" officeooo:rsid="0074bc1b"/>
    </style:style>
    <style:style style:name="T51" style:family="text">
      <style:text-properties fo:language="en" fo:country="US" officeooo:rsid="0075477b"/>
    </style:style>
    <style:style style:name="T52" style:family="text">
      <style:text-properties fo:language="en" fo:country="US" officeooo:rsid="007d581e"/>
    </style:style>
    <style:style style:name="T53" style:family="text">
      <style:text-properties fo:language="en" fo:country="US" officeooo:rsid="0077ee2f"/>
    </style:style>
    <style:style style:name="T54" style:family="text">
      <style:text-properties fo:language="en" fo:country="US" officeooo:rsid="008ef7bc"/>
    </style:style>
    <style:style style:name="T55" style:family="text">
      <style:text-properties fo:language="en" fo:country="US" officeooo:rsid="006418e6"/>
    </style:style>
    <style:style style:name="T56" style:family="text">
      <style:text-properties fo:language="en" fo:country="US" officeooo:rsid="00942907"/>
    </style:style>
    <style:style style:name="T57" style:family="text">
      <style:text-properties fo:language="en" fo:country="US" officeooo:rsid="0097ca4f"/>
    </style:style>
    <style:style style:name="T58" style:family="text">
      <style:text-properties fo:language="en" fo:country="US" officeooo:rsid="00999d4d"/>
    </style:style>
    <style:style style:name="T59" style:family="text">
      <style:text-properties fo:language="en" fo:country="US" officeooo:rsid="00a11389"/>
    </style:style>
    <style:style style:name="T60" style:family="text">
      <style:text-properties fo:language="en" fo:country="US" officeooo:rsid="00a27c70"/>
    </style:style>
    <style:style style:name="T61" style:family="text">
      <style:text-properties fo:language="en" fo:country="US" officeooo:rsid="00a58c47"/>
    </style:style>
    <style:style style:name="T62" style:family="text">
      <style:text-properties fo:language="en" fo:country="US" officeooo:rsid="00ab81a0"/>
    </style:style>
    <style:style style:name="T63" style:family="text">
      <style:text-properties fo:language="en" fo:country="US" officeooo:rsid="00b1e9e1"/>
    </style:style>
    <style:style style:name="T64" style:family="text">
      <style:text-properties fo:language="en" fo:country="US" officeooo:rsid="00b396ac"/>
    </style:style>
    <style:style style:name="T65" style:family="text">
      <style:text-properties fo:language="en" fo:country="US" officeooo:rsid="00b4f663"/>
    </style:style>
    <style:style style:name="T66" style:family="text">
      <style:text-properties fo:language="en" fo:country="US" officeooo:rsid="00b88504"/>
    </style:style>
    <style:style style:name="T67" style:family="text">
      <style:text-properties fo:language="en" fo:country="US" officeooo:rsid="00c2b258"/>
    </style:style>
    <style:style style:name="T68" style:family="text">
      <style:text-properties fo:language="en" fo:country="US" officeooo:rsid="00c3476b"/>
    </style:style>
    <style:style style:name="T69" style:family="text">
      <style:text-properties fo:language="en" fo:country="US" officeooo:rsid="00c4a7c3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08a721" style:font-weight-asian="normal" style:font-weight-complex="normal"/>
    </style:style>
    <style:style style:name="T72" style:family="text">
      <style:text-properties fo:font-weight="normal" officeooo:rsid="00322e76" style:font-weight-asian="normal" style:font-weight-complex="normal"/>
    </style:style>
    <style:style style:name="T73" style:family="text">
      <style:text-properties fo:font-weight="normal" officeooo:rsid="00907210" style:font-weight-asian="normal" style:font-weight-complex="normal"/>
    </style:style>
    <style:style style:name="T74" style:family="text">
      <style:text-properties fo:language="uk" fo:country="UA"/>
    </style:style>
    <style:style style:name="T75" style:family="text">
      <style:text-properties fo:language="uk" fo:country="UA" fo:font-weight="normal" style:font-weight-asian="normal" style:font-weight-complex="normal"/>
    </style:style>
    <style:style style:name="T76" style:family="text">
      <style:text-properties fo:language="uk" fo:country="UA" fo:font-weight="normal" officeooo:rsid="0008a721" style:font-weight-asian="normal" style:font-weight-complex="normal"/>
    </style:style>
    <style:style style:name="T77" style:family="text">
      <style:text-properties fo:language="uk" fo:country="UA" fo:font-weight="normal" officeooo:rsid="0009da89" style:font-weight-asian="normal" style:font-weight-complex="normal"/>
    </style:style>
    <style:style style:name="T78" style:family="text">
      <style:text-properties fo:language="uk" fo:country="UA" fo:font-weight="normal" officeooo:rsid="000b3d94" style:font-weight-asian="normal" style:font-weight-complex="normal"/>
    </style:style>
    <style:style style:name="T79" style:family="text">
      <style:text-properties fo:language="uk" fo:country="UA" fo:font-weight="normal" officeooo:rsid="000b915e" style:font-weight-asian="normal" style:font-weight-complex="normal"/>
    </style:style>
    <style:style style:name="T80" style:family="text">
      <style:text-properties fo:language="uk" fo:country="UA" fo:font-weight="normal" officeooo:rsid="000c1eb8" style:font-weight-asian="normal" style:font-weight-complex="normal"/>
    </style:style>
    <style:style style:name="T81" style:family="text">
      <style:text-properties fo:language="uk" fo:country="UA" fo:font-weight="normal" officeooo:rsid="000c6162" style:font-weight-asian="normal" style:font-weight-complex="normal"/>
    </style:style>
    <style:style style:name="T82" style:family="text">
      <style:text-properties fo:language="uk" fo:country="UA" fo:font-weight="normal" officeooo:rsid="000c8611" style:font-weight-asian="normal" style:font-weight-complex="normal"/>
    </style:style>
    <style:style style:name="T83" style:family="text">
      <style:text-properties fo:language="uk" fo:country="UA" fo:font-weight="normal" officeooo:rsid="000d9e06" style:font-weight-asian="normal" style:font-weight-complex="normal"/>
    </style:style>
    <style:style style:name="T84" style:family="text">
      <style:text-properties fo:language="uk" fo:country="UA" fo:font-weight="normal" officeooo:rsid="000dd1e0" style:font-weight-asian="normal" style:font-weight-complex="normal"/>
    </style:style>
    <style:style style:name="T85" style:family="text">
      <style:text-properties fo:language="uk" fo:country="UA" fo:font-weight="normal" officeooo:rsid="000f32e3" style:font-weight-asian="normal" style:font-weight-complex="normal"/>
    </style:style>
    <style:style style:name="T86" style:family="text">
      <style:text-properties fo:language="uk" fo:country="UA" fo:font-weight="normal" officeooo:rsid="000f4269" style:font-weight-asian="normal" style:font-weight-complex="normal"/>
    </style:style>
    <style:style style:name="T87" style:family="text">
      <style:text-properties fo:language="uk" fo:country="UA" fo:font-weight="normal" officeooo:rsid="000fce72" style:font-weight-asian="normal" style:font-weight-complex="normal"/>
    </style:style>
    <style:style style:name="T88" style:family="text">
      <style:text-properties fo:language="uk" fo:country="UA" fo:font-weight="normal" officeooo:rsid="001036f7" style:font-weight-asian="normal" style:font-weight-complex="normal"/>
    </style:style>
    <style:style style:name="T89" style:family="text">
      <style:text-properties fo:language="uk" fo:country="UA" fo:font-weight="normal" officeooo:rsid="0011a0bb" style:font-weight-asian="normal" style:font-weight-complex="normal"/>
    </style:style>
    <style:style style:name="T90" style:family="text">
      <style:text-properties fo:language="uk" fo:country="UA" fo:font-weight="normal" officeooo:rsid="0013890a" style:font-weight-asian="normal" style:font-weight-complex="normal"/>
    </style:style>
    <style:style style:name="T91" style:family="text">
      <style:text-properties fo:language="uk" fo:country="UA" fo:font-weight="normal" officeooo:rsid="0014de2e" style:font-weight-asian="normal" style:font-weight-complex="normal"/>
    </style:style>
    <style:style style:name="T92" style:family="text">
      <style:text-properties fo:language="uk" fo:country="UA" fo:font-weight="normal" officeooo:rsid="0017459d" style:font-weight-asian="normal" style:font-weight-complex="normal"/>
    </style:style>
    <style:style style:name="T93" style:family="text">
      <style:text-properties fo:language="uk" fo:country="UA" fo:font-weight="normal" officeooo:rsid="00174d2b" style:font-weight-asian="normal" style:font-weight-complex="normal"/>
    </style:style>
    <style:style style:name="T94" style:family="text">
      <style:text-properties fo:language="uk" fo:country="UA" fo:font-weight="normal" officeooo:rsid="001845bb" style:font-weight-asian="normal" style:font-weight-complex="normal"/>
    </style:style>
    <style:style style:name="T95" style:family="text">
      <style:text-properties fo:language="uk" fo:country="UA" fo:font-weight="normal" officeooo:rsid="0019192b" style:font-weight-asian="normal" style:font-weight-complex="normal"/>
    </style:style>
    <style:style style:name="T96" style:family="text">
      <style:text-properties fo:language="uk" fo:country="UA" fo:font-weight="normal" officeooo:rsid="00195967" style:font-weight-asian="normal" style:font-weight-complex="normal"/>
    </style:style>
    <style:style style:name="T97" style:family="text">
      <style:text-properties fo:language="uk" fo:country="UA" fo:font-weight="normal" officeooo:rsid="001a8c08" style:font-weight-asian="normal" style:font-weight-complex="normal"/>
    </style:style>
    <style:style style:name="T98" style:family="text">
      <style:text-properties fo:language="uk" fo:country="UA" fo:font-weight="normal" officeooo:rsid="001bcacf" style:font-weight-asian="normal" style:font-weight-complex="normal"/>
    </style:style>
    <style:style style:name="T99" style:family="text">
      <style:text-properties fo:language="uk" fo:country="UA" fo:font-weight="normal" officeooo:rsid="001d5562" style:font-weight-asian="normal" style:font-weight-complex="normal"/>
    </style:style>
    <style:style style:name="T100" style:family="text">
      <style:text-properties fo:language="uk" fo:country="UA" fo:font-weight="normal" officeooo:rsid="00217390" style:font-weight-asian="normal" style:font-weight-complex="normal"/>
    </style:style>
    <style:style style:name="T101" style:family="text">
      <style:text-properties fo:language="uk" fo:country="UA" fo:font-weight="normal" officeooo:rsid="0022db7d" style:font-weight-asian="normal" style:font-weight-complex="normal"/>
    </style:style>
    <style:style style:name="T102" style:family="text">
      <style:text-properties fo:language="uk" fo:country="UA" fo:font-weight="normal" officeooo:rsid="0028b84e" style:font-weight-asian="normal" style:font-weight-complex="normal"/>
    </style:style>
    <style:style style:name="T103" style:family="text">
      <style:text-properties fo:language="uk" fo:country="UA" fo:font-weight="normal" officeooo:rsid="002a9421" style:font-weight-asian="normal" style:font-weight-complex="normal"/>
    </style:style>
    <style:style style:name="T104" style:family="text">
      <style:text-properties fo:language="uk" fo:country="UA" fo:font-weight="normal" officeooo:rsid="002b4546" style:font-weight-asian="normal" style:font-weight-complex="normal"/>
    </style:style>
    <style:style style:name="T105" style:family="text">
      <style:text-properties fo:language="uk" fo:country="UA" fo:font-weight="normal" officeooo:rsid="002e5449" style:font-weight-asian="normal" style:font-weight-complex="normal"/>
    </style:style>
    <style:style style:name="T106" style:family="text">
      <style:text-properties fo:language="uk" fo:country="UA" fo:font-weight="normal" officeooo:rsid="0030f721" style:font-weight-asian="normal" style:font-weight-complex="normal"/>
    </style:style>
    <style:style style:name="T107" style:family="text">
      <style:text-properties fo:language="uk" fo:country="UA" fo:font-weight="normal" officeooo:rsid="00351855" style:font-weight-asian="normal" style:font-weight-complex="normal"/>
    </style:style>
    <style:style style:name="T108" style:family="text">
      <style:text-properties fo:language="uk" fo:country="UA" fo:font-weight="normal" officeooo:rsid="0035e1c7" style:font-weight-asian="normal" style:font-weight-complex="normal"/>
    </style:style>
    <style:style style:name="T109" style:family="text">
      <style:text-properties fo:language="uk" fo:country="UA" fo:font-weight="normal" officeooo:rsid="0037ae97" style:font-weight-asian="normal" style:font-weight-complex="normal"/>
    </style:style>
    <style:style style:name="T110" style:family="text">
      <style:text-properties fo:language="uk" fo:country="UA" fo:font-weight="normal" officeooo:rsid="00392cf2" style:font-weight-asian="normal" style:font-weight-complex="normal"/>
    </style:style>
    <style:style style:name="T111" style:family="text">
      <style:text-properties fo:language="uk" fo:country="UA" fo:font-weight="normal" officeooo:rsid="003ab93e" style:font-weight-asian="normal" style:font-weight-complex="normal"/>
    </style:style>
    <style:style style:name="T112" style:family="text">
      <style:text-properties fo:language="uk" fo:country="UA" fo:font-weight="normal" officeooo:rsid="003bede9" style:font-weight-asian="normal" style:font-weight-complex="normal"/>
    </style:style>
    <style:style style:name="T113" style:family="text">
      <style:text-properties fo:language="uk" fo:country="UA" fo:font-weight="normal" officeooo:rsid="003c6c88" style:font-weight-asian="normal" style:font-weight-complex="normal"/>
    </style:style>
    <style:style style:name="T114" style:family="text">
      <style:text-properties fo:language="uk" fo:country="UA" fo:font-weight="normal" officeooo:rsid="003d33a1" style:font-weight-asian="normal" style:font-weight-complex="normal"/>
    </style:style>
    <style:style style:name="T115" style:family="text">
      <style:text-properties fo:language="uk" fo:country="UA" fo:font-weight="normal" officeooo:rsid="00422727" style:font-weight-asian="normal" style:font-weight-complex="normal"/>
    </style:style>
    <style:style style:name="T116" style:family="text">
      <style:text-properties fo:language="uk" fo:country="UA" fo:font-weight="normal" officeooo:rsid="0043bd76" style:font-weight-asian="normal" style:font-weight-complex="normal"/>
    </style:style>
    <style:style style:name="T117" style:family="text">
      <style:text-properties fo:language="uk" fo:country="UA" fo:font-weight="normal" officeooo:rsid="004c827e" style:font-weight-asian="normal" style:font-weight-complex="normal"/>
    </style:style>
    <style:style style:name="T118" style:family="text">
      <style:text-properties fo:language="uk" fo:country="UA" fo:font-weight="normal" officeooo:rsid="004d5606" style:font-weight-asian="normal" style:font-weight-complex="normal"/>
    </style:style>
    <style:style style:name="T119" style:family="text">
      <style:text-properties fo:language="uk" fo:country="UA" fo:font-weight="normal" officeooo:rsid="004dc293" style:font-weight-asian="normal" style:font-weight-complex="normal"/>
    </style:style>
    <style:style style:name="T120" style:family="text">
      <style:text-properties fo:language="uk" fo:country="UA" fo:font-weight="normal" officeooo:rsid="004df7db" style:font-weight-asian="normal" style:font-weight-complex="normal"/>
    </style:style>
    <style:style style:name="T121" style:family="text">
      <style:text-properties fo:language="uk" fo:country="UA" officeooo:rsid="002e98dd"/>
    </style:style>
    <style:style style:name="T122" style:family="text">
      <style:text-properties fo:language="uk" fo:country="UA" officeooo:rsid="000fce72"/>
    </style:style>
    <style:style style:name="T123" style:family="text">
      <style:text-properties fo:language="uk" fo:country="UA" officeooo:rsid="0053c881"/>
    </style:style>
    <style:style style:name="T124" style:family="text">
      <style:text-properties fo:language="uk" fo:country="UA" officeooo:rsid="0054e839"/>
    </style:style>
    <style:style style:name="T125" style:family="text">
      <style:text-properties fo:language="uk" fo:country="UA" officeooo:rsid="00556f0a"/>
    </style:style>
    <style:style style:name="T126" style:family="text">
      <style:text-properties fo:language="uk" fo:country="UA" officeooo:rsid="0057601f"/>
    </style:style>
    <style:style style:name="T127" style:family="text">
      <style:text-properties fo:language="uk" fo:country="UA" officeooo:rsid="003ff27e"/>
    </style:style>
    <style:style style:name="T128" style:family="text">
      <style:text-properties fo:language="uk" fo:country="UA" officeooo:rsid="005ae28f"/>
    </style:style>
    <style:style style:name="T129" style:family="text">
      <style:text-properties fo:language="uk" fo:country="UA" officeooo:rsid="005b3893"/>
    </style:style>
    <style:style style:name="T130" style:family="text">
      <style:text-properties fo:language="uk" fo:country="UA" officeooo:rsid="005d8b49"/>
    </style:style>
    <style:style style:name="T131" style:family="text">
      <style:text-properties fo:language="uk" fo:country="UA" officeooo:rsid="005f1ab6"/>
    </style:style>
    <style:style style:name="T132" style:family="text">
      <style:text-properties fo:language="uk" fo:country="UA" officeooo:rsid="00626fc9"/>
    </style:style>
    <style:style style:name="T133" style:family="text">
      <style:text-properties fo:language="uk" fo:country="UA" officeooo:rsid="0069734c"/>
    </style:style>
    <style:style style:name="T134" style:family="text">
      <style:text-properties fo:language="uk" fo:country="UA" officeooo:rsid="0074bc1b"/>
    </style:style>
    <style:style style:name="T135" style:family="text">
      <style:text-properties fo:language="uk" fo:country="UA" officeooo:rsid="0075477b"/>
    </style:style>
    <style:style style:name="T136" style:family="text">
      <style:text-properties fo:language="uk" fo:country="UA" officeooo:rsid="007d581e"/>
    </style:style>
    <style:style style:name="T137" style:family="text">
      <style:text-properties fo:language="uk" fo:country="UA" officeooo:rsid="00834d77"/>
    </style:style>
    <style:style style:name="T138" style:family="text">
      <style:text-properties fo:language="uk" fo:country="UA" officeooo:rsid="0083f00e"/>
    </style:style>
    <style:style style:name="T139" style:family="text">
      <style:text-properties fo:language="uk" fo:country="UA" officeooo:rsid="00917e92"/>
    </style:style>
    <style:style style:name="T140" style:family="text">
      <style:text-properties fo:language="uk" fo:country="UA" officeooo:rsid="00942907"/>
    </style:style>
    <style:style style:name="T141" style:family="text">
      <style:text-properties fo:language="uk" fo:country="UA" officeooo:rsid="005a6491"/>
    </style:style>
    <style:style style:name="T142" style:family="text">
      <style:text-properties fo:language="uk" fo:country="UA" officeooo:rsid="009632a2"/>
    </style:style>
    <style:style style:name="T143" style:family="text">
      <style:text-properties fo:language="uk" fo:country="UA" officeooo:rsid="0096eb97"/>
    </style:style>
    <style:style style:name="T144" style:family="text">
      <style:text-properties fo:language="uk" fo:country="UA" officeooo:rsid="0097ca4f"/>
    </style:style>
    <style:style style:name="T145" style:family="text">
      <style:text-properties fo:language="uk" fo:country="UA" officeooo:rsid="00999d4d"/>
    </style:style>
    <style:style style:name="T146" style:family="text">
      <style:text-properties fo:language="uk" fo:country="UA" officeooo:rsid="00ab81a0"/>
    </style:style>
    <style:style style:name="T147" style:family="text">
      <style:text-properties fo:language="uk" fo:country="UA" officeooo:rsid="006c1847"/>
    </style:style>
    <style:style style:name="T148" style:family="text">
      <style:text-properties fo:language="uk" fo:country="UA" officeooo:rsid="00ae787f"/>
    </style:style>
    <style:style style:name="T149" style:family="text">
      <style:text-properties fo:language="uk" fo:country="UA" officeooo:rsid="00b0d6da"/>
    </style:style>
    <style:style style:name="T150" style:family="text">
      <style:text-properties fo:language="uk" fo:country="UA" officeooo:rsid="00b4f663"/>
    </style:style>
    <style:style style:name="T151" style:family="text">
      <style:text-properties fo:language="uk" fo:country="UA" officeooo:rsid="00ba29d7"/>
    </style:style>
    <style:style style:name="T152" style:family="text">
      <style:text-properties fo:language="uk" fo:country="UA" officeooo:rsid="00ba5f8d"/>
    </style:style>
    <style:style style:name="T153" style:family="text">
      <style:text-properties fo:language="uk" fo:country="UA" officeooo:rsid="00beb4f1"/>
    </style:style>
    <style:style style:name="T154" style:family="text">
      <style:text-properties fo:language="uk" fo:country="UA" officeooo:rsid="00c4a7c3"/>
    </style:style>
    <style:style style:name="T155" style:family="text">
      <style:text-properties fo:language="uk" fo:country="UA" officeooo:rsid="00c5213d"/>
    </style:style>
    <style:style style:name="T156" style:family="text">
      <style:text-properties fo:language="uk" fo:country="UA" officeooo:rsid="00c62aa2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language="ru" fo:country="RU" fo:font-weight="normal" officeooo:rsid="00422727" style:font-weight-asian="normal" style:font-weight-complex="normal"/>
    </style:style>
    <style:style style:name="T159" style:family="text">
      <style:text-properties fo:language="ru" fo:country="RU" fo:font-weight="normal" officeooo:rsid="0043bd76" style:font-weight-asian="normal" style:font-weight-complex="normal"/>
    </style:style>
    <style:style style:name="T160" style:family="text">
      <style:text-properties fo:language="ru" fo:country="RU" officeooo:rsid="005b3893"/>
    </style:style>
    <style:style style:name="T161" style:family="text">
      <style:text-properties officeooo:rsid="002e98dd"/>
    </style:style>
    <style:style style:name="T162" style:family="text">
      <style:text-properties officeooo:rsid="0053c881"/>
    </style:style>
    <style:style style:name="T163" style:family="text">
      <style:text-properties officeooo:rsid="006a9d41"/>
    </style:style>
    <style:style style:name="T164" style:family="text">
      <style:text-properties officeooo:rsid="006c1847"/>
    </style:style>
    <style:style style:name="T165" style:family="text">
      <style:text-properties officeooo:rsid="006d6296"/>
    </style:style>
    <style:style style:name="T166" style:family="text">
      <style:text-properties officeooo:rsid="007970a3"/>
    </style:style>
    <style:style style:name="T167" style:family="text">
      <style:text-properties officeooo:rsid="007b2f77"/>
    </style:style>
    <style:style style:name="T168" style:family="text">
      <style:text-properties officeooo:rsid="007c6aab"/>
    </style:style>
    <style:style style:name="T169" style:family="text">
      <style:text-properties officeooo:rsid="008ef7bc"/>
    </style:style>
    <style:style style:name="T170" style:family="text">
      <style:text-properties officeooo:rsid="00917e92"/>
    </style:style>
    <style:style style:name="T171" style:family="text">
      <style:text-properties officeooo:rsid="0099fd6f"/>
    </style:style>
    <style:style style:name="T172" style:family="text">
      <style:text-properties officeooo:rsid="00a27c70"/>
    </style:style>
    <style:style style:name="T173" style:family="text">
      <style:text-properties officeooo:rsid="00ae787f"/>
    </style:style>
    <style:style style:name="T174" style:family="text">
      <style:text-properties officeooo:rsid="00afda23"/>
    </style:style>
    <style:style style:name="T175" style:family="text">
      <style:text-properties officeooo:rsid="00b0d6da"/>
    </style:style>
    <style:style style:name="T176" style:family="text">
      <style:text-properties officeooo:rsid="00b2438a"/>
    </style:style>
    <style:style style:name="T177" style:family="text">
      <style:text-properties officeooo:rsid="00b88504"/>
    </style:style>
    <style:style style:name="T178" style:family="text">
      <style:text-properties officeooo:rsid="006418e6"/>
    </style:style>
    <style:style style:name="T179" style:family="text">
      <style:text-properties officeooo:rsid="00bd619c"/>
    </style:style>
    <style:style style:name="T180" style:family="text">
      <style:text-properties officeooo:rsid="00c0654c"/>
    </style:style>
    <style:style style:name="T181" style:family="text">
      <style:text-properties officeooo:rsid="00c4a7c3"/>
    </style:style>
    <style:style style:name="T182" style:family="text">
      <style:text-properties officeooo:rsid="00c5213d"/>
    </style:style>
    <style:style style:name="T183" style:family="text">
      <style:text-properties officeooo:rsid="00c62aa2"/>
    </style:style>
    <style:style style:name="T184" style:family="text">
      <style:text-properties officeooo:rsid="00c73a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70">Рушій надає можливість в </text:span><text:span text:style-name="T73">ран</text:span><text:span text:style-name="T70">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72">яка </text:span><text:span text:style-name="T70">передає в </text:span><text:span text:style-name="T71">застосунок вказівник на свій клас через віртуальний інтерфейс </text:span><text:span text:style-name="T3">KE_INTERFACE. </text:span><text:span text:style-name="T76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76"><text:tab/></text:span><text:span text:style-name="T93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106">а</text:span><text:span text:style-name="T93"> Скрипти. У кожної Відповіді </text:span><text:span text:style-name="T106">та</text:span><text:span text:style-name="T93"> Скрипту є номер наступного діалогу, який активується після активації відповідного елементу. Таким чином відбувається розвиток </text:span><text:span text:style-name="T94">Розповіді</text:span><text:span text:style-name="T93">.</text:span></text:p>
      <text:p text:style-name="P28"><text:tab/></text:p>
      <text:p text:style-name="P3"><text:span text:style-name="T93"><text:tab/></text:span><text:span text:style-name="T95">Важливо: номер діалогу це не те саме, що </text:span><text:span text:style-name="T16">ID </text:span><text:span text:style-name="T95">елемента. </text:span><text:span text:style-name="T96">Ідентифікатор елемента є унікальним, а однаковий номер діалогу можуть мати декілька елементів.</text:span></text:p>
      <text:p text:style-name="P3"><text:span text:style-name="T96"/></text:p>
      <text:p text:style-name="P3"/>
      <text:p text:style-name="P34">Перелік функцій рушія</text:p>
      <text:p text:style-name="P32"><text:span text:style-name="T157"/></text:p>
      <text:p text:style-name="P32"><text:span text:style-name="T157"/></text:p>
      <text:p text:style-name="P35">Для створення Розповідей</text:p>
      <text:p text:style-name="P3"/>
      <text:p text:style-name="P14"><text:tab/><text:span text:style-name="T70">const wchar_t* GetVersion() </text:span><text:span text:style-name="T8">– </text:span><text:span text:style-name="T110">повертає номер поточної версії рушія.</text:span></text:p>
      <text:p text:style-name="P14"><text:span text:style-name="T110"><text:tab/></text:span><text:span text:style-name="T75">const wchar_t* </text:span><text:span text:style-name="T31">GetLastError</text:span><text:span text:style-name="T75">() </text:span><text:span text:style-name="T8">– </text:span><text:span text:style-name="T110">повертає текстовий опис поточної помилки.</text:span></text:p>
      <text:p text:style-name="P4"><text:span text:style-name="T76"><text:tab/></text:span><text:span text:style-name="T21">int </text:span><text:span text:style-name="T3">CreateStory(const wchar_t *story_file) </text:span><text:span text:style-name="T8">–</text:span><text:span text:style-name="T3"> </text:span><text:span text:style-name="T76">створює нову розповідь і зберігає її у файл. </text:span><text:span text:style-name="T80">Ім’я файлу зберігається для подальшого збереження змін в Розповіді. </text:span><text:span text:style-name="T100">Повертає 0 у разі помилки.</text:span></text:p>
      <text:p text:style-name="P7"><text:span text:style-name="T76"><text:tab/></text:span><text:span text:style-name="T22">int </text:span><text:span text:style-name="T3">LoadStory(const wchar_t *story_file) </text:span><text:span text:style-name="T8">–</text:span><text:span text:style-name="T76"> завантажує розповідь з файлу. </text:span><text:span text:style-name="T100">Повертає 0 у разі помилки.</text:span></text:p>
      <text:p text:style-name="P7"><text:span text:style-name="T76"><text:tab/></text:span><text:span text:style-name="T101">i</text:span><text:span text:style-name="T22">nt </text:span><text:span text:style-name="T4">Save</text:span><text:span text:style-name="T3">Story() </text:span><text:span text:style-name="T8">–</text:span><text:span text:style-name="T76"> </text:span><text:span text:style-name="T77">зберігає </text:span><text:span text:style-name="T80">Р</text:span><text:span text:style-name="T77">озповідь </text:span><text:span text:style-name="T80">у поточний файл</text:span><text:span text:style-name="T76">. </text:span><text:span text:style-name="T100">Повертає 0 у разі помилки. </text:span><text:span text:style-name="T115">Зберігати можна або у форматі </text:span><text:span text:style-name="T33">XML, </text:span><text:span text:style-name="T115">або внутрішньому форматі </text:span><text:span text:style-name="T33">SCS, </text:span><text:span text:style-name="T115">який використовує утиліта візуального редактора Розповідей </text:span><text:span text:style-name="T33">Story Creator. </text:span><text:span text:style-name="T115">У разі використання формату </text:span><text:span text:style-name="T33">XML, </text:span><text:span text:style-name="T158">елементи Р</text:span><text:span text:style-name="T115">озповіді, що не прив’язані до жодної Сцени, не будуть збережені у файл.</text:span></text:p>
      <text:p text:style-name="P4"><text:span text:style-name="T76"><text:tab/></text:span><text:span text:style-name="T22">void </text:span><text:span text:style-name="T7">CloseStory() </text:span><text:span text:style-name="T8">–</text:span><text:span text:style-name="T7"> </text:span><text:span text:style-name="T80">закриває Розповідь.</text:span></text:p>
      <text:p text:style-name="P4"><text:span text:style-name="T80"><text:tab/></text:span><text:span text:style-name="T22">void </text:span><text:span text:style-name="T9">ClearStory() </text:span><text:span text:style-name="T8">–</text:span><text:span text:style-name="T9"> </text:span><text:span text:style-name="T82">очищає Розповідь, видаляючи всі елементи.</text:span></text:p>
      <text:p text:style-name="P4"><text:span text:style-name="T76"><text:tab/></text:span><text:span text:style-name="T22">int </text:span><text:span text:style-name="T4">AddScene() </text:span><text:span text:style-name="T8">–</text:span><text:span text:style-name="T4"> </text:span><text:span text:style-name="T77">додає нову текстову Сцену, повертає ідентифікатор елемента, </text:span><text:span text:style-name="T100">або 0 у разі помилки.</text:span></text:p>
      <text:p text:style-name="P8"><text:span text:style-name="T77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77">додає нову </text:span><text:span text:style-name="T78">Відповідь</text:span><text:span text:style-name="T77">, повертає ідентифікатор елемента, </text:span><text:span text:style-name="T100">або 0 у разі помилки</text:span><text:span text:style-name="T77">.</text:span></text:p>
      <text:p text:style-name="P8"><text:span text:style-name="T77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77">додає нов</text:span><text:span text:style-name="T78">ий Скрипт</text:span><text:span text:style-name="T77">, повертає ідентифікатор елемента, </text:span><text:span text:style-name="T100">або 0 у разі помилки</text:span><text:span text:style-name="T77">.</text:span></text:p>
      <text:p text:style-name="P14"><text:span text:style-name="T77"><text:tab/></text:span><text:span text:style-name="T22">int </text:span><text:span text:style-name="T39">Select</text:span><text:span text:style-name="T11">(int id) – </text:span><text:span text:style-name="T85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0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39">text</text:span><text:span text:style-name="T11">) – </text:span><text:span text:style-name="T32">т</text:span><text:span text:style-name="T114">ранслює </text:span><text:span text:style-name="T119">довільний текст </text:span><text:span text:style-name="T114">скрипт</text:span><text:span text:style-name="T119">у</text:span><text:span text:style-name="T85">. Повертає </text:span><text:span text:style-name="T119">результат роботи скрипту, або </text:span><text:span text:style-name="T114">«-</text:span><text:span text:style-name="T39">err-</text:span><text:span text:style-name="T119">» у разі помилки</text:span><text:span text:style-name="T11">.</text:span></text:p>
      <text:p text:style-name="P16"><text:span text:style-name="T77"><text:tab/></text:span><text:span text:style-name="T22">int </text:span><text:span text:style-name="T6">Remove(int id) – </text:span><text:span text:style-name="T79">видаляє елемент з </text:span><text:span text:style-name="T80">Р</text:span><text:span text:style-name="T79">озповіді. </text:span><text:span text:style-name="T111">П</text:span><text:span text:style-name="T109">ри цьому всі зв’язки з іншими елементами будуть автоматично перебудовані. </text:span><text:span text:style-name="T85">Повертає 0 у </text:span><text:span text:style-name="T112">разі помилки</text:span><text:span text:style-name="T11">.</text:span></text:p>
      <text:p text:style-name="P11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107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107">Повертає 0 у разі помилки.</text:span></text:p>
      <text:p text:style-name="P15"><text:span text:style-name="T107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108">ідв’язує елементи один від одного</text:span><text:span text:style-name="T107">, </text:span><text:span text:style-name="T111">п</text:span><text:span text:style-name="T109">ри цьому всі зв’язки з іншими елементами будуть автоматично перебудовані.</text:span><text:span text:style-name="T11">. </text:span><text:span text:style-name="T107">Повертає 0 у разі помилки.</text:span></text:p>
      <text:p text:style-name="P8"><text:soft-page-break/><text:span text:style-name="T79"><text:tab/></text:span><text:span text:style-name="T22">int </text:span><text:span text:style-name="T12">G</text:span><text:span text:style-name="T8">etID</text:span><text:span text:style-name="T12">()</text:span><text:span text:style-name="T87"> – повертає </text:span><text:span text:style-name="T12">ID </text:span><text:span text:style-name="T87">елемента.</text:span></text:p>
      <text:p text:style-name="P8"><text:span text:style-name="T79"><text:tab/></text:span><text:span text:style-name="T22">int </text:span><text:span text:style-name="T8">SetID(int new_id) – </text:span><text:span text:style-name="T81">встановлює новий ідентифікатор для елемента, </text:span><text:span text:style-name="T109">при цьому всі зв’язки з іншими елементами будуть автоматично перебудовані</text:span><text:span text:style-name="T77">. </text:span><text:span text:style-name="T100">Повертає 0 у разі помилки.</text:span></text:p>
      <text:p text:style-name="P9"><text:span text:style-name="T81"><text:tab/></text:span><text:span text:style-name="T22">int </text:span><text:span text:style-name="T13">GetDialog() </text:span><text:span text:style-name="T8">–</text:span><text:span text:style-name="T13"> </text:span><text:span text:style-name="T88">повертає номер діалогу </text:span><text:span text:style-name="T93">до якого відноситься </text:span><text:span text:style-name="T88">елемент</text:span><text:span text:style-name="T77">, </text:span><text:span text:style-name="T100">або 0 у разі помилки</text:span><text:span text:style-name="T88">.</text:span></text:p>
      <text:p text:style-name="P15"><text:span text:style-name="T81"><text:tab/></text:span><text:span text:style-name="T22">int </text:span><text:span text:style-name="T8">Set</text:span><text:span text:style-name="T10">Dialog</text:span><text:span text:style-name="T8">(int new_id) – </text:span><text:span text:style-name="T83">встановлює новий </text:span><text:span text:style-name="T86">номер</text:span><text:span text:style-name="T83"> діалогу для елемента. </text:span><text:span text:style-name="T111">П</text:span><text:span text:style-name="T109">ри цьому всі зв’язки з іншими елементами будуть автоматично перебудовані.</text:span><text:span text:style-name="T83"> </text:span><text:span text:style-name="T100">Повертає 0 у разі помилки.</text:span></text:p>
      <text:p text:style-name="P9"><text:span text:style-name="T83"><text:tab/></text:span><text:span text:style-name="T22">int </text:span><text:span text:style-name="T14">G</text:span><text:span text:style-name="T10">et</text:span><text:span text:style-name="T38">PrevID</text:span><text:span text:style-name="T8">() – </text:span><text:span text:style-name="T89">повертає </text:span><text:span text:style-name="T14">ID </text:span><text:span text:style-name="T89">елемента, що прив’язаний до активного </text:span><text:span text:style-name="T83">(</text:span><text:span text:style-name="T113">попереднього</text:span><text:span text:style-name="T83"> елемент</text:span><text:span text:style-name="T90">а</text:span><text:span text:style-name="T83"> в ланцюжку)</text:span><text:span text:style-name="T89">. Якщо активний елемент це Сцена, то повертає 0, бо до Сцени може бути прив’язано декілька елементів.</text:span></text:p>
      <text:p text:style-name="P15"><text:span text:style-name="T83"><text:tab/></text:span><text:span text:style-name="T22">int </text:span><text:span text:style-name="T10">Set</text:span><text:span text:style-name="T38">Prev</text:span><text:span text:style-name="T10">ID</text:span><text:span text:style-name="T8">(int new</text:span><text:span text:style-name="T10">_</text:span><text:span text:style-name="T8">id) – </text:span><text:span text:style-name="T89">встановлює</text:span><text:span text:style-name="T83"> елемент, що прив’язаний до </text:span><text:span text:style-name="T89">активного елементу </text:span><text:span text:style-name="T111">(</text:span><text:span text:style-name="T113">попередній</text:span><text:span text:style-name="T111"> в ланцюжку)</text:span><text:span text:style-name="T83">. </text:span><text:span text:style-name="T111">П</text:span><text:span text:style-name="T109">ри цьому всі зв’язки з іншими елементами будуть автоматично перебудовані. </text:span><text:span text:style-name="T100">Повертає 0 у разі помилки.</text:span></text:p>
      <text:p text:style-name="P15"><text:span text:style-name="T83"><text:tab/></text:span><text:span text:style-name="T22">int </text:span><text:span text:style-name="T15">G</text:span><text:span text:style-name="T10">et</text:span><text:span text:style-name="T38">Next</text:span><text:span text:style-name="T10">ID</text:span><text:span text:style-name="T8">() – </text:span><text:span text:style-name="T90">повертає </text:span><text:span text:style-name="T15">ID </text:span><text:span text:style-name="T90">елемента до якого прив’язано активний елемент </text:span><text:span text:style-name="T83">(</text:span><text:span text:style-name="T113">наступного</text:span><text:span text:style-name="T83"> елемента в ланцюжку).</text:span><text:span text:style-name="T109"> </text:span><text:span text:style-name="T100">Повертає 0 у разі помилки.</text:span></text:p>
      <text:p text:style-name="P15"><text:span text:style-name="T83"><text:tab/></text:span><text:span text:style-name="T22">int </text:span><text:span text:style-name="T10">Set</text:span><text:span text:style-name="T38">Next</text:span><text:span text:style-name="T10">ID</text:span><text:span text:style-name="T8">(int new</text:span><text:span text:style-name="T10">_</text:span><text:span text:style-name="T8">id) – </text:span><text:span text:style-name="T92">встановлює</text:span><text:span text:style-name="T83"> елемент, до якого прив’язаний </text:span><text:span text:style-name="T91">активний </text:span><text:span text:style-name="T83">елемент </text:span><text:span text:style-name="T113">(наступний в ланцюжку)</text:span><text:span text:style-name="T83">. </text:span><text:span text:style-name="T111">П</text:span><text:span text:style-name="T109">ри цьому всі зв’язки з іншими елементами будуть автоматично перебудовані. </text:span><text:span text:style-name="T100">Повертає 0 у разі помилки.</text:span></text:p>
      <text:p text:style-name="P9"><text:span text:style-name="T84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87"> – повертає </text:span><text:span text:style-name="T97">тип</text:span><text:span text:style-name="T12"> </text:span><text:span text:style-name="T87">елемента. </text:span><text:span text:style-name="T97">1 – Сцена, 2 – Відповідь, 3 – Скрипт, 0 – у разі помилки.</text:span></text:p>
      <text:p text:style-name="P9"><text:span text:style-name="T97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87"> – повертає </text:span><text:span text:style-name="T98">текст</text:span><text:span text:style-name="T12"> </text:span><text:span text:style-name="T87">елемента.</text:span></text:p>
      <text:p text:style-name="P5"><text:span text:style-name="T79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81">встановлює новий </text:span><text:span text:style-name="T98">текст</text:span><text:span text:style-name="T81"> для елемента.</text:span></text:p>
      <text:p text:style-name="P9"><text:span text:style-name="T81"><text:tab/></text:span><text:span text:style-name="T22">int </text:span><text:span text:style-name="T19">IsEndDialog</text:span><text:span text:style-name="T12">()</text:span><text:span text:style-name="T87"> – </text:span><text:span text:style-name="T99">перевіряє чи елемент завершальним у ланцюжку Розповіді</text:span><text:span text:style-name="T87">. </text:span><text:span text:style-name="T100">1 – якщо елемент завершує ланцюжок, 0 – у протилежному випадку.</text:span></text:p>
      <text:p text:style-name="P6"><text:span text:style-name="T79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99">означає елемент як завершальний у Розповіді</text:span><text:span text:style-name="T81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87"> – </text:span><text:span text:style-name="T104">повертає рядок параметрів Скрипту.</text:span></text:p>
      <text:p text:style-name="P10"><text:span text:style-name="T104"><text:tab/></text:span><text:span text:style-name="T26">void SetParams(const wchar_t *params) – </text:span><text:span text:style-name="T104">встановлює рядок параметрів для Скрипту.</text:span></text:p>
      <text:p text:style-name="P20"><text:span text:style-name="T104"><text:tab/></text:span><text:span text:style-name="T22">int </text:span><text:span text:style-name="T39">Execute</text:span><text:span text:style-name="T8">() </text:span><text:span text:style-name="T11">– </text:span><text:span text:style-name="T32">т</text:span><text:span text:style-name="T114">ранслює скрипт, записує результат у поле </text:span><text:span text:style-name="T32">Result </text:span><text:span text:style-name="T114">відповідного елемента</text:span><text:span text:style-name="T85">. Повертає </text:span><text:span text:style-name="T114">1 у разі успіху та </text:span><text:span text:style-name="T85">0 у разі </text:span><text:span text:style-name="T114">помилки</text:span><text:span text:style-name="T11">. </text:span><text:span text:style-name="T120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104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87"> – </text:span><text:span text:style-name="T104">повертає результат виконання Скрипту. </text:span><text:span text:style-name="T113">Повертає порожню строку, доки Скрипт не буде виконаний.</text:span></text:p>
      <text:p text:style-name="P10"><text:span text:style-name="T104"/></text:p>
      <text:p text:style-name="P12"/>
      <text:p text:style-name="P36">Для навігації по Розповіді</text:p>
      <text:p text:style-name="P12"/>
      <text:p text:style-name="P18"><text:span text:style-name="T100"><text:tab/></text:span><text:span text:style-name="T101">i</text:span><text:span text:style-name="T22">nt </text:span><text:span text:style-name="T34">Tell</text:span><text:span text:style-name="T3">Story(</text:span><text:span text:style-name="T24">const wchar_t *story_file</text:span><text:span text:style-name="T3">) </text:span><text:span text:style-name="T8">–</text:span><text:span text:style-name="T76"> </text:span><text:span text:style-name="T102">завантажує</text:span><text:span text:style-name="T77"> </text:span><text:span text:style-name="T80">Р</text:span><text:span text:style-name="T77">озповідь </text:span><text:span text:style-name="T102">з файлу і активує перший елемент</text:span><text:span text:style-name="T76">. </text:span><text:span text:style-name="T100">Повертає 0 у разі помилки.</text:span></text:p>
      <text:p text:style-name="P19"><text:span text:style-name="T100"><text:tab/></text:span><text:span text:style-name="T37">i</text:span><text:span text:style-name="T22">nt LoadDialog(int dlg_id)</text:span><text:span text:style-name="T3"> </text:span><text:span text:style-name="T8">–</text:span><text:span text:style-name="T76"> </text:span><text:span text:style-name="T102">завантажує</text:span><text:span text:style-name="T77"> </text:span><text:span text:style-name="T118">діалог із вказаним </text:span><text:span text:style-name="T37">ID</text:span><text:span text:style-name="T76">. </text:span><text:span text:style-name="T100">Повертає 0 у разі помилки.</text:span></text:p>
      <text:p text:style-name="P17"><text:span text:style-name="T100"><text:tab/></text:span><text:span text:style-name="T18">const wchar_t *</text:span><text:span text:style-name="T12">G</text:span><text:span text:style-name="T8">et</text:span><text:span text:style-name="T34">Scene</text:span><text:span text:style-name="T12">()</text:span><text:span text:style-name="T87"> – повертає </text:span><text:span text:style-name="T98">текст</text:span><text:span text:style-name="T12"> </text:span><text:span text:style-name="T34">п</text:span><text:span text:style-name="T116">оточної Сцени</text:span><text:span text:style-name="T87">.</text:span></text:p>
      <text:p text:style-name="P17"><text:span text:style-name="T87"><text:tab/></text:span><text:span text:style-name="T18">const wchar_t *</text:span><text:span text:style-name="T12">G</text:span><text:span text:style-name="T8">et</text:span><text:span text:style-name="T34">Answer</text:span><text:span text:style-name="T12">(</text:span><text:span text:style-name="T34">int index</text:span><text:span text:style-name="T12">)</text:span><text:span text:style-name="T87"> – повертає </text:span><text:span text:style-name="T98">текст</text:span><text:span text:style-name="T12"> </text:span><text:span text:style-name="T116">Відповіді з індексом </text:span><text:span text:style-name="T34">index, </text:span><text:span text:style-name="T159">що прив’</text:span><text:span text:style-name="T116">язана до поточної Сцени</text:span><text:span text:style-name="T87">.</text:span><text:span text:style-name="T34"> </text:span></text:p>
      <text:p text:style-name="P13"><text:span text:style-name="T100"><text:tab/></text:span><text:span text:style-name="T101">i</text:span><text:span text:style-name="T22">nt </text:span><text:span text:style-name="T34">Get</text:span><text:span text:style-name="T25">AnswerCount</text:span><text:span text:style-name="T3">() </text:span><text:span text:style-name="T8">–</text:span><text:span text:style-name="T76"> </text:span><text:span text:style-name="T103">повертає кількість Відповідей, доступних для поточної Сцени.</text:span></text:p>
      <text:p text:style-name="P13"><text:span text:style-name="T105"><text:tab/></text:span><text:span text:style-name="T27">void SelectAnswer(int index) – </text:span><text:span text:style-name="T34">а</text:span><text:span text:style-name="T116">ктивує</text:span><text:span text:style-name="T105"> Відповідь з вказаним індексом. Після цього </text:span><text:span text:style-name="T116">рушій переходить до наступної Сцени або завершує Розповідь якщо ця Відповідь має </text:span><text:soft-page-break/><text:span text:style-name="T116">прапорець </text:span><text:span text:style-name="T34">EndDialog</text:span><text:span text:style-name="T105">.</text:span></text:p>
      <text:p text:style-name="P29"><text:tab/></text:p>
      <text:p text:style-name="P21"><text:span text:style-name="T121"/></text:p>
      <text:p text:style-name="P21"><text:span text:style-name="T121"/></text:p>
      <text:p text:style-name="P21"><text:span text:style-name="T121">А</text:span><text:span text:style-name="T74">лгоритм роботи</text:span></text:p>
      <text:p text:style-name="P21"><text:span text:style-name="T75"/></text:p>
      <text:p text:style-name="P22"><text:span text:style-name="T75"><text:tab/>Після виклику </text:span><text:span text:style-name="T35">Tell</text:span><text:span text:style-name="T3">Story</text:span><text:span text:style-name="T75">(), рушій завантажує Розповідь з файлу і активує першу Сцену, </text:span><text:span text:style-name="T118">використовуючи для цього функцію </text:span><text:span text:style-name="T37">LoadDialog()</text:span><text:span text:style-name="T75">. При цьому транслюються всі Скрипти, що прив’язані до неї. </text:span><text:span text:style-name="T117">Перш</text:span><text:span text:style-name="T118">ий</text:span><text:span text:style-name="T117"> </text:span><text:span text:style-name="T118">діалог</text:span><text:span text:style-name="T117"> завжди </text:span><text:span text:style-name="T118">повинен</text:span><text:span text:style-name="T117"> мати </text:span><text:span text:style-name="T36">ID </text:span><text:span text:style-name="T117">зі значенням «</text:span><text:span text:style-name="T118">0</text:span><text:span text:style-name="T117">». </text:span><text:span text:style-name="T75">Користувач має викликати </text:span><text:span text:style-name="T2">Get</text:span><text:span text:style-name="T25">AnswerCount</text:span><text:span text:style-name="T75">(), аби отримати кількість доступних Відповідей, </text:span><text:span text:style-name="T118">потім</text:span><text:span text:style-name="T75"> він використовує </text:span><text:span text:style-name="T12">G</text:span><text:span text:style-name="T8">et</text:span><text:span text:style-name="T2">Answer</text:span><text:span text:style-name="T75">() щоб отримати текст потрібної Відповіді (наприклад, аби вивести його на екран), </text:span><text:span text:style-name="T118">і</text:span><text:span text:style-name="T75"> активує потрібну Відповідь за допомогою </text:span><text:span text:style-name="T27">SelectAnswer</text:span><text:span text:style-name="T75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75"/></text:p>
      <text:p text:style-name="P22"><text:span text:style-name="T75"/></text:p>
      <text:p text:style-name="P33">Керування рушієм за допомогою скриптів</text:p>
      <text:p text:style-name="P55"><text:span text:style-name="T121"/></text:p>
      <text:p text:style-name="P56"><text:span text:style-name="T121"><text:tab/></text:span><text:span text:style-name="T129">Функції рушія можна використовувати у скриптах на мові </text:span><text:span text:style-name="T46">ELI, </text:span><text:span text:style-name="T160">як </text:span><text:span text:style-name="T129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46">ELI-</text:span><text:span text:style-name="T129">функцій для роботи з рушієм.</text:span></text:p>
      <text:p text:style-name="P31"><text:tab/>Для використання цієї бібліотеки необхідно її ініціалізувати, додавши у скрипт наступні рядки:</text:p>
      <text:p text:style-name="P56"><text:span text:style-name="T129"/></text:p>
      <text:p text:style-name="P31">#include ".\scripts\KobzarScripts.eh";</text:p>
      <text:p text:style-name="P31">&amp;Engine.Create(Kobzar, "");</text:p>
      <text:p text:style-name="P56"><text:span text:style-name="T129">&amp;Engine.</text:span><text:span text:style-name="T46">CreateNew</text:span><text:span text:style-name="T129">Instance();</text:span></text:p>
      <text:p text:style-name="P56"><text:span text:style-name="T129"/></text:p>
      <text:p text:style-name="P31"><text:tab/>У внутрішніх скриптах нічого додавати не потрібно, бібліотека-коннектор ініціюється автоматично під час їх трансляції.</text:p>
      <text:p text:style-name="P56"><text:span text:style-name="T129"><text:tab/></text:span><text:span text:style-name="T130">Функціонал бібліотеки-коннектора наведено в Додатку 1.</text:span></text:p>
      <text:p text:style-name="P56"><text:span text:style-name="T130"/></text:p>
      <text:p text:style-name="P2"><text:span text:style-name="T121"/></text:p>
      <text:p text:style-name="P27"><text:span text:style-name="T121">Б</text:span><text:span text:style-name="T74">ібліотека візуалізації</text:span></text:p>
      <text:p text:style-name="P53"><text:span text:style-name="T74"/></text:p>
      <text:p text:style-name="P54"><text:span text:style-name="T74"><text:tab/>До складу рушія входить бібліотека Visual</text:span><text:span text:style-name="T48">Lib</text:span><text:span text:style-name="T74">.</text:span><text:span text:style-name="T1">dll, </text:span><text:span text:style-name="T74">що містить набір функцій для створення та використання графічних елементів, таких як вікна, кнопки, зображення тощо. </text:span><text:span text:style-name="T127">Для створення вікна використовується </text:span><text:span text:style-name="T132">W</text:span><text:span text:style-name="T48">inAPI</text:span><text:span text:style-name="T44">. </text:span><text:span text:style-name="T74">Використовуючи скриптову мову </text:span><text:span text:style-name="T1">ELI, м</text:span><text:span text:style-name="T74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28">Коли бібліотека візуалізації завантажується, вона автоматично створює </text:span><text:span text:style-name="T48">в</text:span><text:span text:style-name="T132">ікно</text:span><text:span text:style-name="T128"> за допомогою </text:span><text:span text:style-name="T45">WinAPI-</text:span><text:span text:style-name="T128">функції </text:span><text:span text:style-name="T45">CreateWindow</text:span><text:span text:style-name="T140">()</text:span><text:span text:style-name="T45">, </text:span><text:span text:style-name="T128">після чого за допомогою вбудованих функцій можна керувати </text:span><text:span text:style-name="T132">цим</text:span><text:span text:style-name="T128"> вікном і графічними елементами на ньому.</text:span></text:p>
      <text:p text:style-name="P54"><text:span text:style-name="T128"><text:tab/></text:span><text:span text:style-name="T129">Для використання бібліотеки у внутрішніх скриптах треба </text:span><text:span text:style-name="T143">підключити заголовковий файл бібліотеки</text:span><text:span text:style-name="T130">:</text:span></text:p>
      <text:p text:style-name="P54"><text:span text:style-name="T130"/></text:p>
      <text:p text:style-name="P57"><text:span text:style-name="T129">#include ".\scripts\</text:span><text:span text:style-name="T47">VisualLib</text:span><text:span text:style-name="T129">.eh";</text:span></text:p>
      <text:p text:style-name="P61"><text:span text:style-name="T140"/></text:p>
      <text:p text:style-name="P60"><text:span text:style-name="T141"><text:s/><text:tab/></text:span><text:span text:style-name="T129">п</text:span><text:span text:style-name="T74">ісля чого створити службовий об’єкт, як це передбачено синтаксисом </text:span><text:span text:style-name="T1">ELI:</text:span></text:p>
      <text:p text:style-name="P59"><text:span text:style-name="T1"/></text:p>
      <text:p text:style-name="P65"><text:span text:style-name="T1">&amp;VLib.Create(VisualLibrary, </text:span><text:span text:style-name="T55">""</text:span><text:span text:style-name="T1">);</text:span></text:p>
      <text:p text:style-name="P65"><text:soft-page-break/><text:span text:style-name="T1"/></text:p>
      <text:p text:style-name="P60"><text:span text:style-name="T140"><text:tab/>Цей службовий об’єкт відповідає за ініціалізацію функцій, що містяться в бібліотеці </text:span><text:span text:style-name="T141">Visual</text:span><text:span text:style-name="T48">Lib</text:span><text:span text:style-name="T141">.</text:span><text:span text:style-name="T43">dll.</text:span><text:span text:style-name="T141"> </text:span><text:span text:style-name="T140">Перевірити успішність ініціалізації можна за допомогою </text:span><text:span text:style-name="T142">властивості</text:span><text:span text:style-name="T140"> </text:span><text:span text:style-name="T56">&amp;VLib.Initialised.</text:span></text:p>
      <text:p text:style-name="P60"><text:span text:style-name="T56"/></text:p>
      <text:p text:style-name="P65"><text:span text:style-name="T1"><text:tab/></text:span><text:span text:style-name="T74">Далі необхідно створити об’єкт самої сцени:</text:span></text:p>
      <text:p text:style-name="P59"><text:span text:style-name="T1"/></text:p>
      <text:p text:style-name="P67">&amp;<text:span text:style-name="T163">Scene</text:span>.Create(Visual<text:span text:style-name="T164">Scene</text:span>, "<text:span text:style-name="T170">800, 600, 0"</text:span>);</text:p>
      <text:p text:style-name="P67"><text:tab/></text:p>
      <text:p text:style-name="P62"><text:span text:style-name="T1"><text:tab/></text:span><text:span text:style-name="T144">Де 800 – ширина вікна, 600 – висота, а 0 – вказує на використання віконного режиму.</text:span></text:p>
      <text:p text:style-name="P63"><text:span text:style-name="T57"><text:tab/></text:span><text:span text:style-name="T1">ELI-</text:span><text:span text:style-name="T74">клас </text:span><text:span text:style-name="T1">Visual</text:span><text:span text:style-name="T49">Scene</text:span><text:span text:style-name="T1"> </text:span><text:span text:style-name="T62">м</text:span><text:span text:style-name="T146">істить властивості і методи, які відповідають за графічне вікно: розмір, координати центру вікна тощо</text:span><text:span text:style-name="T74">. </text:span><text:span text:style-name="T146">Для відображення чогось на формі с</text:span><text:span text:style-name="T136">початку слід створити </text:span><text:span text:style-name="T52">ELI-</text:span><text:span text:style-name="T136">об’єкт потрібного контролу, після чого</text:span><text:span text:style-name="T146"> налаштувати його параметри</text:span><text:span text:style-name="T137">. </text:span><text:span text:style-name="T146">Коли об’єкт буде готовий до візуалізації, необхідно використати метод </text:span><text:span text:style-name="T62">Draw() </text:span><text:span text:style-name="T146">для відображення на формі. </text:span><text:span text:style-name="T137">Об’єкт контролу має існувати до кінця трансляції скрипту, оскільки бібліотека візуалізації буде взаємодіяти з ним.</text:span></text:p>
      <text:p text:style-name="P63"><text:span text:style-name="T53"><text:tab/></text:span><text:span text:style-name="T138">Параметри контрола можна редагувати </text:span><text:span text:style-name="T146">і після першої візуалізації</text:span><text:span text:style-name="T138">, наприклад змінити розмір шрифту. </text:span><text:span text:style-name="T145">Але після цього доведеться перемальовувати весь вміст вікна, попередньо очистивши його за допомогою методу </text:span><text:span text:style-name="T74">Visual</text:span><text:span text:style-name="T147">Scene</text:span><text:span text:style-name="T146">::</text:span><text:span text:style-name="T145">Clear</text:span><text:span text:style-name="T58">().</text:span></text:p>
      <text:p text:style-name="P63"><text:span text:style-name="T58"><text:tab/></text:span><text:span text:style-name="T152">Ось так може виглядати умовний скрипт для створення візуальної сцени </text:span><text:span text:style-name="T153">і виведення на неї зображення</text:span><text:span text:style-name="T152">:</text:span></text:p>
      <text:p text:style-name="P63"><text:span text:style-name="T152"/></text:p>
      <text:p text:style-name="P58"><text:span text:style-name="T129">#include ".\scripts\</text:span><text:span text:style-name="T47">VisualLib</text:span><text:span text:style-name="T129">.eh";</text:span></text:p>
      <text:p text:style-name="P58"><text:span text:style-name="T129"/></text:p>
      <text:p text:style-name="P66"><text:span text:style-name="T46">&amp;VLib.Create(VisualLibrary, </text:span><text:span text:style-name="T55">""</text:span><text:span text:style-name="T46">);</text:span></text:p>
      <text:p text:style-name="P66"><text:span text:style-name="T46"/></text:p>
      <text:p text:style-name="P76">if (&amp;Vlib.Initialised)</text:p>
      <text:p text:style-name="P76">{</text:p>
      <text:p text:style-name="P76"><text:s text:c="2"/><text:span text:style-name="T178">&amp;</text:span><text:span text:style-name="T163">Scene</text:span><text:span text:style-name="T178">.Create(Visual</text:span><text:span text:style-name="T164">Scene</text:span><text:span text:style-name="T178">, "</text:span><text:span text:style-name="T170">800, 600, 0"</text:span><text:span text:style-name="T178">);</text:span></text:p>
      <text:p text:style-name="P76"/>
      <text:p text:style-name="P76"><text:s text:c="2"/>&amp;ImageSample.Create(Image, <text:span text:style-name="T178">""</text:span>);</text:p>
      <text:p text:style-name="P76"><text:s text:c="2"/><text:span text:style-name="T179">&amp;ImageSample.X = 10;</text:span></text:p>
      <text:p text:style-name="P76"><text:s text:c="2"/><text:span text:style-name="T179">&amp;ImageSample.Y = 10;</text:span></text:p>
      <text:p text:style-name="P76"><text:s text:c="2"/>&amp;ImageSample.Source = <text:span text:style-name="T178">".</text:span>\images\sample.png<text:span text:style-name="T178">";</text:span></text:p>
      <text:p text:style-name="P76"><text:s text:c="2"/>&amp;ImageSample.Draw();</text:p>
      <text:p text:style-name="P76">}</text:p>
      <text:p text:style-name="P66"><text:span text:style-name="T46"/></text:p>
      <text:p text:style-name="P57"><text:span text:style-name="T129"/></text:p>
      <text:p text:style-name="P57"><text:span text:style-name="T129"><text:tab/></text:span><text:span text:style-name="T130">Функціонал бібліотеки візуалізації наведено в Додатку 3.</text:span></text:p>
      <text:p text:style-name="P57"><text:span text:style-name="T130"/></text:p>
      <text:p text:style-name="P57"><text:span text:style-name="T130"/></text:p>
      <text:p text:style-name="P57"><text:span text:style-name="T130"/></text:p>
      <text:p text:style-name="P57"><text:span text:style-name="T130"/></text:p>
      <text:p text:style-name="P2"><text:span text:style-name="T121"/></text:p>
      <text:p text:style-name="P23"><text:span text:style-name="T121">Д</text:span><text:span text:style-name="T74">одаток 1. Методи службового об’єкта для доступу до функцій рушія</text:span></text:p>
      <text:p text:style-name="P37"><text:span text:style-name="T74"/></text:p>
      <text:p text:style-name="P39"><text:span text:style-name="T74">Create(Kobzar, "")</text:span><text:span text:style-name="T122"> – </text:span><text:span text:style-name="T74"><text:s/></text:span><text:span text:style-name="T123">ініціює службовий об’єкт.</text:span></text:p>
      <text:p text:style-name="P39"><text:span text:style-name="T74">UseCurrrentInstance()</text:span><text:span text:style-name="T122"> – </text:span><text:span text:style-name="T123">використовує поточний екземпляр рушія. За замовчуванням використовується для трансляції коду елементів типу Скрипт.</text:span></text:p>
      <text:p text:style-name="P40"><text:span text:style-name="T74">CreateNewInstance($file)</text:span><text:span text:style-name="T122"> – </text:span><text:span text:style-name="T123">імпортує новий екземпляр рушія з </text:span><text:span text:style-name="T43">DLL</text:span><text:span text:style-name="T123">, шлях до якої вказано у $file.</text:span></text:p>
      <text:p text:style-name="P39"><text:soft-page-break/><text:span text:style-name="T74">GetLastError()</text:span><text:span text:style-name="T122"> – </text:span><text:span text:style-name="T123">викликає аналогічний метод рушія </text:span></text:p>
      <text:p text:style-name="P40"><text:span text:style-name="T74">CreateStory($file)</text:span><text:span text:style-name="T122"> – </text:span><text:span text:style-name="T123">викликає аналогічний метод рушія. </text:span><text:span text:style-name="T74">$file – </text:span><text:span text:style-name="T123">шлях до файлу Розповіді.</text:span></text:p>
      <text:p text:style-name="P40"><text:span text:style-name="T74">LoadStory($file)</text:span><text:span text:style-name="T122"> – </text:span><text:span text:style-name="T123">викликає аналогічний метод рушія. </text:span><text:span text:style-name="T74">$file – </text:span><text:span text:style-name="T123">шлях до файлу Розповіді.</text:span></text:p>
      <text:p text:style-name="P40"><text:span text:style-name="T74">SaveStory()</text:span><text:span text:style-name="T122"> – </text:span><text:span text:style-name="T123">викликає аналогічний метод рушія.</text:span></text:p>
      <text:p text:style-name="P40"><text:span text:style-name="T74">CloseStory()</text:span><text:span text:style-name="T122"> – </text:span><text:span text:style-name="T123">викликає аналогічний метод рушія.</text:span></text:p>
      <text:p text:style-name="P40"><text:span text:style-name="T74">ClearStory()</text:span><text:span text:style-name="T122"> – </text:span><text:span text:style-name="T123">викликає аналогічний метод рушія.</text:span></text:p>
      <text:p text:style-name="P40"><text:span text:style-name="T74">AddScene()</text:span><text:span text:style-name="T122"> – </text:span><text:span text:style-name="T123">викликає аналогічний метод рушія.</text:span></text:p>
      <text:p text:style-name="P40"><text:span text:style-name="T74">AddAnswer()</text:span><text:span text:style-name="T122"> – </text:span><text:span text:style-name="T123">викликає аналогічний метод рушія.</text:span></text:p>
      <text:p text:style-name="P40"><text:span text:style-name="T74">AddScript()</text:span><text:span text:style-name="T122"> – </text:span><text:span text:style-name="T123">викликає аналогічний метод рушія.</text:span></text:p>
      <text:p text:style-name="P40"><text:span text:style-name="T74">Select($id)</text:span><text:span text:style-name="T122"> – </text:span><text:span text:style-name="T123">викликає аналогічний метод рушія. </text:span><text:span text:style-name="T40">$id </text:span><text:span text:style-name="T124">містить </text:span><text:span text:style-name="T40">ID </text:span><text:span text:style-name="T124">потрібного елементу.</text:span></text:p>
      <text:p text:style-name="P41"><text:span text:style-name="T74">Remove($id)</text:span><text:span text:style-name="T122"> – </text:span><text:span text:style-name="T123">викликає аналогічний метод рушія. </text:span><text:span text:style-name="T40">$id </text:span><text:span text:style-name="T124">містить </text:span><text:span text:style-name="T40">ID </text:span><text:span text:style-name="T124">потрібного елементу.</text:span></text:p>
      <text:p text:style-name="P41"><text:span text:style-name="T74">Link($frID, $toID)</text:span><text:span text:style-name="T122"> – </text:span><text:span text:style-name="T123">викликає аналогічний метод рушія. </text:span><text:span text:style-name="T40">$</text:span><text:span text:style-name="T74">frID</text:span><text:span text:style-name="T40"> </text:span><text:span text:style-name="T124">та </text:span><text:span text:style-name="T74">$toID </text:span><text:span text:style-name="T124">містять </text:span><text:span text:style-name="T40">ID е</text:span><text:span text:style-name="T124">лементів що зв’язуються.</text:span></text:p>
      <text:p text:style-name="P41"><text:span text:style-name="T74">Unlink($frID, $toID)</text:span><text:span text:style-name="T122"> – </text:span><text:span text:style-name="T123">викликає аналогічний метод рушія. </text:span><text:span text:style-name="T40">$</text:span><text:span text:style-name="T74">frID</text:span><text:span text:style-name="T40"> </text:span><text:span text:style-name="T124">та </text:span><text:span text:style-name="T74">$toID </text:span><text:span text:style-name="T124">містять </text:span><text:span text:style-name="T40">ID е</text:span><text:span text:style-name="T124">лементів що роз’єднуються.</text:span></text:p>
      <text:p text:style-name="P40"><text:span text:style-name="T74">GetID()</text:span><text:span text:style-name="T122"> – </text:span><text:span text:style-name="T123">викликає аналогічний метод рушія.</text:span></text:p>
      <text:p text:style-name="P41"><text:span text:style-name="T74">SetID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40"><text:span text:style-name="T74">GetDialog()</text:span><text:span text:style-name="T122"> – </text:span><text:span text:style-name="T123">викликає аналогічний метод рушія.</text:span></text:p>
      <text:p text:style-name="P41"><text:span text:style-name="T74">SetDialog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40"><text:span text:style-name="T74">GetNextDialog()</text:span><text:span text:style-name="T122"> – </text:span><text:span text:style-name="T123">викликає аналогічний метод рушія.</text:span></text:p>
      <text:p text:style-name="P41"><text:span text:style-name="T74">SetNextDialog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40"><text:span text:style-name="T74">GetPrevID()</text:span><text:span text:style-name="T122"> – </text:span><text:span text:style-name="T123">викликає аналогічний метод рушія.</text:span></text:p>
      <text:p text:style-name="P41"><text:span text:style-name="T74">SetPrevID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40"><text:span text:style-name="T74">GetNextID()</text:span><text:span text:style-name="T122"> – </text:span><text:span text:style-name="T123">викликає аналогічний метод рушія.</text:span></text:p>
      <text:p text:style-name="P41"><text:span text:style-name="T74">SetNextID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40"><text:span text:style-name="T74">GetType()</text:span><text:span text:style-name="T122"> – </text:span><text:span text:style-name="T123">викликає аналогічний метод рушія.</text:span></text:p>
      <text:p text:style-name="P40"><text:span text:style-name="T74">GetText()</text:span><text:span text:style-name="T122"> – </text:span><text:span text:style-name="T123">викликає аналогічний метод рушія.</text:span></text:p>
      <text:p text:style-name="P41"><text:span text:style-name="T74">SetText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40"><text:span text:style-name="T74">IsEndDialog()</text:span><text:span text:style-name="T122"> – </text:span><text:span text:style-name="T123">викликає аналогічний метод рушія.</text:span></text:p>
      <text:p text:style-name="P41"><text:span text:style-name="T74">SetEndDialog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40"><text:span text:style-name="T74">GetParams()</text:span><text:span text:style-name="T122"> – </text:span><text:span text:style-name="T123">викликає аналогічний метод рушія.</text:span></text:p>
      <text:p text:style-name="P41"><text:span text:style-name="T74">SetParams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40"><text:span text:style-name="T74">Execute()</text:span><text:span text:style-name="T122"> – </text:span><text:span text:style-name="T123">викликає аналогічний метод рушія.</text:span></text:p>
      <text:p text:style-name="P40"><text:span text:style-name="T74">GetResult()</text:span><text:span text:style-name="T122"> – </text:span><text:span text:style-name="T123">викликає аналогічний метод рушія.</text:span></text:p>
      <text:p text:style-name="P41"><text:span text:style-name="T74">TellStory($file)</text:span><text:span text:style-name="T122"> – </text:span><text:span text:style-name="T123">викликає аналогічний метод рушія. </text:span><text:span text:style-name="T74">$file – </text:span><text:span text:style-name="T123">шлях до файлу Розповіді.</text:span></text:p>
      <text:p text:style-name="P41"><text:span text:style-name="T74">LoadDialog($id)</text:span><text:span text:style-name="T122"> – </text:span><text:span text:style-name="T123">викликає аналогічний метод рушія. </text:span><text:span text:style-name="T40">$id </text:span><text:span text:style-name="T124">містить </text:span><text:span text:style-name="T40">ID </text:span><text:span text:style-name="T124">потрібного елементу.</text:span></text:p>
      <text:p text:style-name="P40"><text:span text:style-name="T74">GetScene()</text:span><text:span text:style-name="T122"> – </text:span><text:span text:style-name="T123">викликає аналогічний метод рушія.</text:span></text:p>
      <text:p text:style-name="P40"><text:span text:style-name="T74">GetAnswerCount()</text:span><text:span text:style-name="T122"> – </text:span><text:span text:style-name="T123">викликає аналогічний метод рушія.</text:span></text:p>
      <text:p text:style-name="P40"><text:span text:style-name="T74">GetAnswer()</text:span><text:span text:style-name="T122"> – </text:span><text:span text:style-name="T123">викликає аналогічний метод рушія.</text:span></text:p>
      <text:p text:style-name="P41"><text:span text:style-name="T74">SelectAnswer($ind)</text:span><text:span text:style-name="T122"> – </text:span><text:span text:style-name="T123">викликає аналогічний метод рушія. </text:span><text:span text:style-name="T40">$ind </text:span><text:span text:style-name="T124">містить індекс</text:span><text:span text:style-name="T40"> </text:span><text:span text:style-name="T124">потрібно</text:span><text:span text:style-name="T125">ї Відповіді</text:span><text:span text:style-name="T124">.</text:span></text:p>
      <text:p text:style-name="P40"><text:span text:style-name="T122">Destroy() – </text:span><text:span text:style-name="T123">знищує службовий об’єкт.</text:span></text:p>
      <text:p text:style-name="P40"><text:span text:style-name="T123"/></text:p>
      <text:p text:style-name="P40"><text:span text:style-name="T123"/></text:p>
      <text:p text:style-name="P24"><text:span text:style-name="T121">Д</text:span><text:span text:style-name="T123">одаток </text:span><text:span text:style-name="T42">2</text:span><text:span text:style-name="T123">. </text:span><text:span text:style-name="T126">Приклад структури </text:span><text:span text:style-name="T41">XML-</text:span><text:span text:style-name="T126">файлу Розповіді</text:span></text:p>
      <text:p text:style-name="P42"><text:span text:style-name="T126"/></text:p>
      <text:p text:style-name="P30">&lt;StoryFile&gt;</text:p>
      <text:p text:style-name="P30"><text:tab/>&lt;Dialog id = '0'&gt;</text:p>
      <text:p text:style-name="P42"><text:span text:style-name="T126"><text:tab/><text:tab/>&lt;ScreenText&gt;</text:span><text:span text:style-name="T41">scene text</text:span><text:span text:style-name="T126">&lt;/ScreenText&gt;</text:span></text:p>
      <text:p text:style-name="P30"><text:tab/><text:tab/>&lt;Answers&gt;</text:p>
      <text:p text:style-name="P30"><text:tab/><text:tab/><text:tab/>&lt;Answer NextDialog = '1'&gt;</text:p>
      <text:p text:style-name="P42"><text:span text:style-name="T126"><text:tab/><text:tab/><text:tab/><text:tab/>&lt;Text&gt;</text:span><text:span text:style-name="T41">Answer text</text:span><text:span text:style-name="T126">&lt;/Text&gt;</text:span></text:p>
      <text:p text:style-name="P30"><text:soft-page-break/><text:tab/><text:tab/><text:tab/>&lt;/Answer&gt;</text:p>
      <text:p text:style-name="P30"><text:tab/><text:tab/>&lt;/Answers&gt;</text:p>
      <text:p text:style-name="P30"><text:tab/>&lt;/Dialog&gt;</text:p>
      <text:p text:style-name="P30"><text:tab/>&lt;Dialog id = '1'&gt;</text:p>
      <text:p text:style-name="P42"><text:span text:style-name="T126"><text:tab/><text:tab/>&lt;ScreenText&gt;</text:span><text:span text:style-name="T41">next Scene text</text:span><text:span text:style-name="T126">&lt;/ScreenText&gt;</text:span></text:p>
      <text:p text:style-name="P30"><text:tab/><text:tab/>&lt;Answers&gt;</text:p>
      <text:p text:style-name="P30"><text:tab/><text:tab/>&lt;/Answers&gt;</text:p>
      <text:p text:style-name="P30"><text:tab/>&lt;/Dialog&gt;</text:p>
      <text:p text:style-name="P30">&lt;/StoryFile&gt;</text:p>
      <text:p text:style-name="P30"/>
      <text:p text:style-name="P25"><text:span text:style-name="T161">Д</text:span><text:span text:style-name="T162">одаток </text:span><text:span text:style-name="T131">3</text:span><text:span text:style-name="T162">. </text:span><text:span text:style-name="T129">Методи бібліотеки візуалізації</text:span></text:p>
      <text:p text:style-name="P70"/>
      <text:p text:style-name="P68">Visual<text:span text:style-name="T164">Scene</text:span><text:span text:style-name="T170">($width, $height, $fullscreen) </text:span><text:span text:style-name="T122">– </text:span><text:span text:style-name="T139">створює об’єкт та вікно з шириною </text:span><text:span text:style-name="T170">$width</text:span><text:span text:style-name="T139"> та висотою </text:span><text:span text:style-name="T170">$height. </text:span><text:span text:style-name="T139">Параметр </text:span><text:span text:style-name="T170">$fullscreen </text:span><text:span text:style-name="T139">вказує на роботу в повноекранному режимі, приймає значення 1 чи 0.</text:span></text:p>
      <text:p text:style-name="P73"><text:span text:style-name="T171">Show</text:span><text:span text:style-name="T165">Form</text:span>() <text:span text:style-name="T122">– </text:span><text:span text:style-name="T140">робить вікно видимим</text:span><text:span text:style-name="T74">.</text:span></text:p>
      <text:p text:style-name="P73"><text:span text:style-name="T171">Hide</text:span><text:span text:style-name="T165">Form</text:span>() <text:span text:style-name="T122">– </text:span><text:span text:style-name="T140">приховує вікно</text:span><text:span text:style-name="T74">.</text:span></text:p>
      <text:p text:style-name="P71">Clear() <text:span text:style-name="T122">–</text:span> <text:span text:style-name="T74">очищує вікно.</text:span></text:p>
      <text:p text:style-name="P75"><text:span text:style-name="T140"/></text:p>
      <text:p text:style-name="P69"><text:span text:style-name="T133"/></text:p>
      <text:p text:style-name="P69"><text:span text:style-name="T133"/></text:p>
      <text:p text:style-name="P26"><text:span text:style-name="T121">Д</text:span><text:span text:style-name="T123">одаток </text:span><text:span text:style-name="T50">4</text:span><text:span text:style-name="T123">. </text:span><text:span text:style-name="T134">Опис службових класів бібліотеки візуалізації</text:span></text:p>
      <text:p text:style-name="P38"><text:span text:style-name="T134"/></text:p>
      <text:p text:style-name="P43"><text:span text:style-name="T134"><text:tab/></text:span><text:span text:style-name="T135">Нижче наведені лише публічні члени класів. Повну структуру можна побачити у файлах-заголовках </text:span><text:span text:style-name="T51">VisualLib.eh </text:span><text:span text:style-name="T135">та </text:span><text:span text:style-name="T51">Color.eh.</text:span></text:p>
      <text:p text:style-name="P43"><text:span text:style-name="T51"/></text:p>
      <text:p text:style-name="P43">#class Color – <text:span text:style-name="T173">описує колір, використовується для фарбування елементів.</text:span> </text:p>
      <text:p text:style-name="P43"><text:s text:c="2"/>#public property Red = 0</text:p>
      <text:p text:style-name="P43"><text:s text:c="2"/>#public property Green = 0</text:p>
      <text:p text:style-name="P43"><text:s text:c="2"/>#public property Blue = 0</text:p>
      <text:p text:style-name="P43"><text:s text:c="2"/>#public property Alpha <text:span text:style-name="T63">= 0</text:span></text:p>
      <text:p text:style-name="P43"/>
      <text:p text:style-name="P43"/>
      <text:p text:style-name="P46">#class RuntimeFont – <text:span text:style-name="T169">ресурс шрифта, який завантажується з файлу, можна потім використати для </text:span><text:span text:style-name="T173">створення </text:span><text:span text:style-name="T169">об’єкта класу </text:span><text:span text:style-name="T54">Font</text:span></text:p>
      <text:p text:style-name="P46"><text:s text:c="2"/>#public method RuntimeFont($file)</text:p>
      <text:p text:style-name="P46"/>
      <text:p text:style-name="P46"/>
      <text:p text:style-name="P52">#class Font – <text:span text:style-name="T174">шрифт тексту, використовується в контролах, що містять текст</text:span></text:p>
      <text:p text:style-name="P52"><text:s text:c="2"/>#public property Name = "Arial" – <text:span text:style-name="T174">сімейство шрифтів</text:span></text:p>
      <text:p text:style-name="P52"><text:s text:c="2"/>#public property Style =<text:span text:style-name="T1"> </text:span><text:span text:style-name="T66">r</text:span><text:span text:style-name="T1"> </text:span>– <text:span text:style-name="T174">стиль:</text:span></text:p>
      <text:p text:style-name="P52"><text:tab/><text:tab/><text:tab/>r – <text:span text:style-name="T177">звичайний</text:span></text:p>
      <text:p text:style-name="P52"><text:tab/><text:tab/><text:tab/>b – <text:span text:style-name="T177">жирний</text:span></text:p>
      <text:p text:style-name="P52"><text:tab/><text:tab/><text:tab/>i – <text:span text:style-name="T177">курсив</text:span></text:p>
      <text:p text:style-name="P52"><text:tab/><text:tab/><text:tab/>bi – <text:span text:style-name="T177">жирний курсив</text:span></text:p>
      <text:p text:style-name="P52"><text:tab/><text:tab/><text:tab/>u – <text:span text:style-name="T177">підкреслений</text:span></text:p>
      <text:p text:style-name="P52"><text:tab/><text:tab/><text:tab/>s – <text:span text:style-name="T177">закреслений</text:span></text:p>
      <text:p text:style-name="P52"><text:s text:c="2"/>#public property Size = 10 – <text:span text:style-name="T174">розмір</text:span></text:p>
      <text:p text:style-name="P52"><text:s text:c="2"/>#public property Color = #class Color(0, 0, 0, 0) – <text:span text:style-name="T176">колір тексту</text:span></text:p>
      <text:p text:style-name="P52"/>
      <text:p text:style-name="P52"/>
      <text:p text:style-name="P46"/>
      <text:p text:style-name="P46"><text:soft-page-break/>#class Border – <text:span text:style-name="T175">описує границю контролу</text:span></text:p>
      <text:p text:style-name="P47"><text:s text:c="2"/>#public property Size = 0 – <text:span text:style-name="T173">розмір границі</text:span></text:p>
      <text:p text:style-name="P46"><text:s text:c="2"/>#public property Color = #class Color(<text:span text:style-name="T180">255, </text:span>0, 0, 0) – <text:span text:style-name="T175">колір</text:span></text:p>
      <text:p text:style-name="P46"/>
      <text:p text:style-name="P43"/>
      <text:p text:style-name="P43">#class Object – <text:span text:style-name="T173">батьківський клас всіх контролів.</text:span></text:p>
      <text:p text:style-name="P43"><text:s text:c="2"/>#public property<text:span text:style-name="T1"> </text:span><text:span text:style-name="T68">Left</text:span><text:span text:style-name="T1"> </text:span>= 0 – <text:span text:style-name="T173">позиція верхнього лівого кута контролу по горизонталі</text:span></text:p>
      <text:p text:style-name="P48"><text:s text:c="2"/>#public property<text:span text:style-name="T1"> </text:span><text:span text:style-name="T68">Top</text:span><text:span text:style-name="T1"> </text:span>= 0 – <text:span text:style-name="T173">позиція верхнього лівого кута контролу по вертикалі</text:span></text:p>
      <text:p text:style-name="P49"><text:s text:c="2"/>#public property Width = 0 – <text:span text:style-name="T173">ширина контролу</text:span></text:p>
      <text:p text:style-name="P49"><text:s text:c="2"/>#public property Height = 0 – <text:span text:style-name="T173">висота контролу</text:span></text:p>
      <text:p text:style-name="P49"><text:s text:c="2"/>#public method Draw() – <text:span text:style-name="T182">малює контрол на </text:span><text:span text:style-name="T184">формі</text:span></text:p>
      <text:p text:style-name="P49"><text:s text:c="2"/>#public method Object($left, $top, $width, $height) – <text:span text:style-name="T182">конструктор класу</text:span></text:p>
      <text:p text:style-name="P49"/>
      <text:p text:style-name="P43"/>
      <text:p text:style-name="P43">#class Image : Object – <text:span text:style-name="T173">статичне зображення</text:span></text:p>
      <text:p text:style-name="P43"><text:s text:c="2"/>#public property Source = ".<text:span text:style-name="T59">\</text:span>default.<text:span text:style-name="T61">png</text:span>" – <text:span text:style-name="T172">шлях до файлу зображення, «.</text:span><text:span text:style-name="T60">\</text:span><text:span text:style-name="T172">» вказує на</text:span> <text:span text:style-name="T172">каталог в якому міститься бібліотека </text:span><text:span text:style-name="T60">ELI</text:span></text:p>
      <text:p text:style-name="P43"><text:span text:style-name="T60"><text:s text:c="2"/>#public method Image($file) – </text:span><text:span text:style-name="T155">конструктор </text:span><text:span text:style-name="T156">класу</text:span></text:p>
      <text:p text:style-name="P43"><text:span text:style-name="T60"/></text:p>
      <text:p text:style-name="P43"/>
      <text:p text:style-name="P43">#class Frame : Object – <text:span text:style-name="T168">просто прямокутник, може слугувати фоном для виводу тексту</text:span></text:p>
      <text:p text:style-name="P43"><text:s text:c="2"/>#public property Color = #class Color(0, 0, 0) – <text:span text:style-name="T173">колір тла</text:span></text:p>
      <text:p text:style-name="P43"><text:s text:c="2"/><text:span text:style-name="T148">#public property Border = #class Border – </text:span><text:span text:style-name="T149">границя контролу</text:span></text:p>
      <text:p text:style-name="P78"><text:s text:c="2"/>#public property Corner = 0 <text:span text:style-name="T150">–</text:span> <text:span text:style-name="T181">ступінь заокруглення кутів, 0 – заокруглення не застосовується</text:span></text:p>
      <text:p text:style-name="P43"><text:s text:c="2"/>#public property Shadow <text:span text:style-name="T69">= 0 – </text:span><text:span text:style-name="T154">вмикає/вимикає тінь від контролу</text:span></text:p>
      <text:p text:style-name="P43"><text:span text:style-name="T154"><text:s text:c="2"/>#public method Frame($left, $top, $width, $height) – </text:span><text:span text:style-name="T156">конструктор класу</text:span></text:p>
      <text:p text:style-name="P43"/>
      <text:p text:style-name="P43">#class Baloon : Frame – <text:span text:style-name="T168">хмарка репліки персонажа, як в коміксах</text:span></text:p>
      <text:p text:style-name="P43"><text:s text:c="2"/>#public property Tail = #class Point(0, 0) – <text:span text:style-name="T167">позиція кутика, що вказує на персонажа</text:span></text:p>
      <text:p text:style-name="P43"><text:s text:c="2"/>#public method Bubble($left, $top, $width, $height) – <text:span text:style-name="T183">конструктор класу</text:span></text:p>
      <text:p text:style-name="P45"/>
      <text:p text:style-name="P45"/>
      <text:p text:style-name="P45">#class Text : Object – <text:span text:style-name="T174">текстовий напис на прозорому тлі</text:span></text:p>
      <text:p text:style-name="P45"><text:s text:c="2"/>#public property Font = #class Font – <text:span text:style-name="T174">налаштування шрифту</text:span></text:p>
      <text:p text:style-name="P45"><text:s text:c="2"/>#public property Align = justify – <text:span text:style-name="T176">вирівнювання:</text:span></text:p>
      <text:p text:style-name="P50"><text:tab/><text:tab/><text:tab/><text:tab/>justify – <text:span text:style-name="T176">по ширині</text:span></text:p>
      <text:p text:style-name="P50"><text:tab/><text:tab/><text:tab/><text:tab/><text:span text:style-name="T64">left</text:span> – <text:span text:style-name="T176">по лівому краю</text:span></text:p>
      <text:p text:style-name="P50"><text:tab/><text:tab/><text:tab/><text:tab/><text:span text:style-name="T64">right</text:span> – <text:span text:style-name="T176">по правому краю</text:span></text:p>
      <text:p text:style-name="P50"><text:tab/><text:tab/><text:tab/><text:tab/><text:span text:style-name="T64">center</text:span> – <text:span text:style-name="T176">по центру</text:span></text:p>
      <text:p text:style-name="P51"><text:s text:c="2"/>#public property <text:span text:style-name="T65">WordWrap</text:span> = <text:span text:style-name="T150">0 – перенос по словах</text:span></text:p>
      <text:p text:style-name="P51"><text:span text:style-name="T150"><text:s text:c="2"/>#public property CenterVerticaly </text:span><text:span text:style-name="T67">= 0 </text:span><text:span text:style-name="T150">– </text:span><text:span text:style-name="T151">вертикальне центрування тексту</text:span></text:p>
      <text:p text:style-name="P45"><text:s text:c="2"/>#public property Text = "" – <text:span text:style-name="T174">сам текст</text:span></text:p>
      <text:p text:style-name="P72"/>
      <text:p text:style-name="P7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6-19T21:48:38.227000000</dc:date>
    <meta:editing-duration>P2DT6H18M40S</meta:editing-duration>
    <meta:editing-cycles>192</meta:editing-cycles>
    <meta:generator>EasyOffice/7.6.2.1.0$Windows_X86_64 LibreOffice_project/0bc4d647150f05f02b71ccb5539a4012b57f1faf</meta:generator>
    <meta:document-statistic meta:table-count="0" meta:image-count="0" meta:object-count="0" meta:page-count="7" meta:paragraph-count="199" meta:word-count="2022" meta:character-count="15842" meta:non-whitespace-character-count="13675"/>
  </office:meta>
</office:document-meta>
</file>